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972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4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number-columns-repeated="2" table:default-cell-style-name="ce6"/>
        <table:table-row table:style-name="ro1">
          <table:table-cell table:style-name="Default" office:value-type="string" calcext:value-type="string">
            <text:p>Simple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Complex</text:p>
          </table:table-cell>
          <table:table-cell table:style-name="Default" table:number-columns-repeated="4"/>
        </table:table-row>
        <table:table-row table:style-name="ro2">
          <table:table-cell table:style-name="ce5" office:value-type="string" calcext:value-type="string">
            <text:p>Sequential</text:p>
          </table:table-cell>
          <table:table-cell table:style-name="Default" table:number-columns-repeated="4"/>
          <table:table-cell table:number-columns-repeated="2"/>
          <table:table-cell table:style-name="ce5" office:value-type="string" calcext:value-type="string">
            <text:p>Sequential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raytrace_seq</text:p>
          </table:table-cell>
          <table:table-cell office:value-type="float" office:value="112.94" calcext:value-type="float">
            <text:p>112.94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raytrace_seq</text:p>
          </table:table-cell>
          <table:table-cell office:value-type="float" office:value="3585.36" calcext:value-type="float">
            <text:p>3585.36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Static Strip Allocation</text:p>
          </table:table-cell>
          <table:table-cell table:style-name="Default" table:number-columns-repeated="4"/>
          <table:table-cell table:number-columns-repeated="2"/>
          <table:table-cell table:style-name="ce5" office:value-type="string" calcext:value-type="string">
            <text:p>Static Strip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Number of Strip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Number of Strip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 (srun –n 2)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 (srun –n 2)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 (srun –n 20)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0 (srun –n 20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5 (srun –n 55)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string" calcext:value-type="string">
            <text:p>55 (srun –n 55)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Static Block Allocation</text:p>
          </table:table-cell>
          <table:table-cell table:style-name="Default" table:number-columns-repeated="4"/>
          <table:table-cell table:number-columns-repeated="2"/>
          <table:table-cell table:style-name="ce5" office:value-type="string" calcext:value-type="string">
            <text:p>Static Block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Static Cyclical Allocation</text:p>
          </table:table-cell>
          <table:table-cell table:style-name="Default" table:number-columns-repeated="4"/>
          <table:table-cell table:number-columns-repeated="2"/>
          <table:table-cell table:style-name="ce5" office:value-type="string" calcext:value-type="string">
            <text:p>Static Cyclical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640" calcext:value-type="float">
            <text:p>640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280" calcext:value-type="float">
            <text:p>1280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650" calcext:value-type="float">
            <text:p>65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50" calcext:value-type="float">
            <text:p>25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Static Cyclical Allocation</text:p>
          </table:table-cell>
          <table:table-cell table:style-name="Default" table:number-columns-repeated="4"/>
          <table:table-cell table:number-columns-repeated="2"/>
          <table:table-cell table:style-name="ce5" office:value-type="string" calcext:value-type="string">
            <text:p>Static Cyclical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1 (srun –n 1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 (srun –n 2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 (srun –n 2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 (srun –n 20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0 (srun –n 20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5 (srun –n 25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36 (srun –n 36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49 (srun –n 49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5 (srun –n 55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55 (srun –n 55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64 (srun –n 64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Dynamic Allocation</text:p>
          </table:table-cell>
          <table:table-cell table:style-name="Default" table:number-columns-repeated="4"/>
          <table:table-cell table:number-columns-repeated="2"/>
          <table:table-cell table:style-name="ce5" office:value-type="string" calcext:value-type="string">
            <text:p>Dynamic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 table:number-columns-repeated="5"/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 table:number-columns-repeated="5"/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Dynamic Allocation</text:p>
          </table:table-cell>
          <table:table-cell table:style-name="Default" table:number-columns-repeated="4"/>
          <table:table-cell table:number-columns-repeated="2"/>
          <table:table-cell table:style-name="ce5" office:value-type="string" calcext:value-type="string">
            <text:p>Dynamic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 table:number-columns-repeated="5"/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 table:number-columns-repeated="5"/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7:16:54.475113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08:54:48.291076284</meta:creation-date>
    <dc:date>2020-03-26T17:01:52.788230178</dc:date>
    <meta:editing-duration>PT6H22M23S</meta:editing-duration>
    <meta:editing-cycles>1</meta:editing-cycles>
    <meta:generator>LibreOffice/6.3.5.2$Linux_X86_64 LibreOffice_project/30$Build-2</meta:generator>
    <meta:document-statistic meta:table-count="1" meta:cell-count="392" meta:object-count="0"/>
  </office:meta>
</office:document-meta>
</file>